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abc1" officeooo:paragraph-rsid="000aabc1"/>
    </style:style>
    <style:style style:name="T1" style:family="text">
      <style:text-properties officeooo:rsid="000c48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ra crapa piat<text:span text:style-name="T1">r</text:span>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5:17:05.397922852</meta:creation-date>
    <dc:date>2019-04-03T15:19:37.092761029</dc:date>
    <meta:editing-duration>PT2M3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3" meta:character-count="20" meta:non-whitespace-character-count="17"/>
  </office:meta>
</office:document-meta>
</file>